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25in" fo:margin-left="0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1.6875in"/>
    </style:style>
    <style:style style:name="Table1.C" style:family="table-column">
      <style:table-column-properties style:column-width="4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2846" officeooo:paragraph-rsid="00132846"/>
    </style:style>
    <style:style style:name="P2" style:family="paragraph" style:parent-style-name="Standard">
      <style:text-properties officeooo:rsid="00132846" officeooo:paragraph-rsid="0017cab3"/>
    </style:style>
    <style:style style:name="P3" style:family="paragraph" style:parent-style-name="Standard">
      <style:text-properties officeooo:rsid="0016b676" officeooo:paragraph-rsid="0016b676"/>
    </style:style>
    <style:style style:name="P4" style:family="paragraph" style:parent-style-name="Standard">
      <style:text-properties officeooo:rsid="0016b676" officeooo:paragraph-rsid="0017cab3"/>
    </style:style>
    <style:style style:name="P5" style:family="paragraph" style:parent-style-name="Standard">
      <style:text-properties officeooo:rsid="0017cab3" officeooo:paragraph-rsid="0017cab3"/>
    </style:style>
    <style:style style:name="P6" style:family="paragraph" style:parent-style-name="Table_20_Contents">
      <style:text-properties officeooo:rsid="00132846" officeooo:paragraph-rsid="00132846"/>
    </style:style>
    <style:style style:name="P7" style:family="paragraph" style:parent-style-name="Table_20_Contents">
      <style:text-properties officeooo:rsid="0016b676" officeooo:paragraph-rsid="0016b676"/>
    </style:style>
    <style:style style:name="P8" style:family="paragraph" style:parent-style-name="Standard">
      <style:text-properties officeooo:rsid="00132846" officeooo:paragraph-rsid="00132846"/>
    </style:style>
    <style:style style:name="T1" style:family="text">
      <style:text-properties officeooo:rsid="00151f85"/>
    </style:style>
    <style:style style:name="T2" style:family="text">
      <style:text-properties officeooo:rsid="0016b676"/>
    </style:style>
    <style:style style:name="T3" style:family="text">
      <style:text-properties officeooo:rsid="0017ca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u command line:</text:p>
      <text:p text:style-name="P1"/>
      <text:p text:style-name="P1">Используемый интепретатор:</text:p>
      <text:p text:style-name="P1">python 3.4</text:p>
      <text:p text:style-name="P1"/>
      <text:p text:style-name="P1">Необходимые пакеты python 3.4</text:p>
      <text:p text:style-name="P1"/>
      <text:p text:style-name="P1">1) bitarray</text:p>
      <text:p text:style-name="P1"/>
      <text:p text:style-name="P1">Воз<text:span text:style-name="T2">м</text:span>ожности:</text:p>
      <text:p text:style-name="P1"/>
      <text:p text:style-name="P1">1) Чтение fru бинарника</text:p>
      <text:p text:style-name="P1">2) Изменение полей с данными</text:p>
      <text:p text:style-name="P1">3) Изменение длины таблицы</text:p>
      <text:p text:style-name="P1">4) Автоматический подсчёт чексумм</text:p>
      <text:p text:style-name="P1">5) Автоматический просчёт смещений</text:p>
      <text:p text:style-name="P1">6) Сохранение изменённого бинарника в файл</text:p>
      <text:p text:style-name="P1">7) Чтение комманд из файла</text:p>
      <text:p text:style-name="P3">8) Генерация FRU бинарника из INI файла</text:p>
      <text:p text:style-name="P1"/>
      <text:p text:style-name="P1">Основные коммнды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Наименование комманды</text:p>
          </table:table-cell>
          <table:table-cell table:style-name="Table1.A1" office:value-type="string">
            <text:p text:style-name="Table_20_Contents">Сигнатура</text:p>
          </table:table-cell>
          <table:table-cell table:style-name="Table1.C1" office:value-type="string">
            <text:p text:style-name="Table_20_Contents">Описание</text:p>
          </table:table-cell>
        </table:table-row>
        <table:table-row>
          <table:table-cell table:style-name="Table1.A2" office:value-type="string">
            <text:p text:style-name="P1">choose</text:p>
          </table:table-cell>
          <table:table-cell table:style-name="Table1.A2" office:value-type="string">
            <text:p text:style-name="P6">choose number</text:p>
          </table:table-cell>
          <table:table-cell table:style-name="Table1.C2" office:value-type="string">
            <text:p text:style-name="P6">Переход в подтаблицу</text:p>
          </table:table-cell>
        </table:table-row>
        <table:table-row>
          <table:table-cell table:style-name="Table1.A2" office:value-type="string">
            <text:p text:style-name="P3">show</text:p>
          </table:table-cell>
          <table:table-cell table:style-name="Table1.A2" office:value-type="string">
            <text:p text:style-name="P1"><text:span text:style-name="T2">show </text:span>[number]</text:p>
          </table:table-cell>
          <table:table-cell table:style-name="Table1.C2" office:value-type="string">
            <text:p text:style-name="P6">Полное описание выбранного элемента</text:p>
          </table:table-cell>
        </table:table-row>
        <table:table-row>
          <table:table-cell table:style-name="Table1.A2" office:value-type="string">
            <text:p text:style-name="P1">back</text:p>
          </table:table-cell>
          <table:table-cell table:style-name="Table1.A2" office:value-type="string">
            <text:p text:style-name="P1">back</text:p>
          </table:table-cell>
          <table:table-cell table:style-name="Table1.C2" office:value-type="string">
            <text:p text:style-name="P6">Переход в предыдущее меню</text:p>
          </table:table-cell>
        </table:table-row>
        <table:table-row>
          <table:table-cell table:style-name="Table1.A2" office:value-type="string">
            <text:p text:style-name="P1">save</text:p>
          </table:table-cell>
          <table:table-cell table:style-name="Table1.A2" office:value-type="string">
            <text:p text:style-name="P1">save file_<text:span text:style-name="T2">path</text:span></text:p>
          </table:table-cell>
          <table:table-cell table:style-name="Table1.C2" office:value-type="string">
            <text:p text:style-name="P6">Сохранение бинарника</text:p>
          </table:table-cell>
        </table:table-row>
        <table:table-row>
          <table:table-cell table:style-name="Table1.A2" office:value-type="string">
            <text:p text:style-name="P1">list</text:p>
          </table:table-cell>
          <table:table-cell table:style-name="Table1.A2" office:value-type="string">
            <text:p text:style-name="P1">list</text:p>
          </table:table-cell>
          <table:table-cell table:style-name="Table1.C2" office:value-type="string">
            <text:p text:style-name="P6">Вывод допустимых переходов</text:p>
          </table:table-cell>
        </table:table-row>
        <table:table-row>
          <table:table-cell table:style-name="Table1.A2" office:value-type="string">
            <text:p text:style-name="P3">info</text:p>
          </table:table-cell>
          <table:table-cell table:style-name="Table1.A2" office:value-type="string">
            <text:p text:style-name="P3">info ch| lc </text:p>
          </table:table-cell>
          <table:table-cell table:style-name="Table1.C2" office:value-type="string">
            <text:p text:style-name="P7">Выводить информацию о значениях: ch-ChassisTypes lc-LanguageCodes </text:p>
          </table:table-cell>
        </table:table-row>
        <table:table-row>
          <table:table-cell table:style-name="Table1.A2" office:value-type="string">
            <text:p text:style-name="P1">help</text:p>
          </table:table-cell>
          <table:table-cell table:style-name="Table1.A2" office:value-type="string">
            <text:p text:style-name="P1">help command_name</text:p>
          </table:table-cell>
          <table:table-cell table:style-name="Table1.C2" office:value-type="string">
            <text:p text:style-name="P6">Помощь по комманду</text:p>
          </table:table-cell>
        </table:table-row>
        <table:table-row>
          <table:table-cell table:style-name="Table1.A2" office:value-type="string">
            <text:p text:style-name="P3">quit</text:p>
          </table:table-cell>
          <table:table-cell table:style-name="Table1.A2" office:value-type="string">
            <text:p text:style-name="P3">quit</text:p>
          </table:table-cell>
          <table:table-cell table:style-name="Table1.C2" office:value-type="string">
            <text:p text:style-name="P6">Выход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Примеры:</text:p>
      <text:p text:style-name="P1"/>
      <text:p text:style-name="P1">1) Чтение fru бинарника</text:p>
      <text:p text:style-name="P2">python3 frureader.py -<text:span text:style-name="T2">t BIN </text:span>-f fru.bin</text:p>
      <text:p text:style-name="P1"><text:soft-page-break/></text:p>
      <text:p text:style-name="P1"/>
      <text:p text:style-name="P1">2) Изменение полей с данными</text:p>
      <text:p text:style-name="P1">choose 3</text:p>
      <text:p text:style-name="P1">set 5 “Some text with new length”</text:p>
      <text:p text:style-name="P1"/>
      <text:p text:style-name="P1">3) Изменение длины таблицы</text:p>
      <text:p text:style-name="P1">choose 3</text:p>
      <text:p text:style-name="P1">set 1 150</text:p>
      <text:p text:style-name="P1"/>
      <text:p text:style-name="P1">4) Чтение комманд из файла</text:p>
      <text:p text:style-name="P1">python3 frureader.py -<text:span text:style-name="T3">t BIN </text:span>-f fru.bin -c commands.txt <text:span text:style-name="T1">&gt; frureader_output.txt</text:span></text:p>
      <text:p text:style-name="P1"/>
      <text:p text:style-name="P1">Пример файла:</text:p>
      <text:p text:style-name="P1">choose 3 </text:p>
      <text:p text:style-name="P1">set 1 80 </text:p>
      <text:p text:style-name="P1">set 5 "SOME NEW TEXT WITH ANOTHER LENGTH" </text:p>
      <text:p text:style-name="P1"><text:span text:style-name="T3">Show</text:span> 16 </text:p>
      <text:p text:style-name="P1">save /tmp/fru1.bin </text:p>
      <text:p text:style-name="P5">quit</text:p>
      <text:p text:style-name="P1"/>
      <text:p text:style-name="P3">5) Генерация файла с помощью INI</text:p>
      <text:p text:style-name="P4">python3 fruread.py -t INI -f FILE.INI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1T16:01:28.981265823</meta:creation-date>
    <dc:date>2014-09-18T15:52:24.063813375</dc:date>
    <meta:editing-duration>PT11S</meta:editing-duration>
    <meta:editing-cycles>6</meta:editing-cycles>
    <meta:generator>LibreOffice/4.2.6.3$Linux_X86_64 LibreOffice_project/420m0$Build-3</meta:generator>
    <dc:creator>Andrey </dc:creator>
    <meta:document-statistic meta:table-count="1" meta:image-count="0" meta:object-count="0" meta:page-count="2" meta:paragraph-count="62" meta:word-count="188" meta:character-count="1199" meta:non-whitespace-character-count="1065"/>
  </office:meta>
</office:document-meta>
</file>